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style:font-name="Khmer OS" fo:font-size="16pt" officeooo:rsid="0017f042" officeooo:paragraph-rsid="0017f042" fo:background-color="#18a303"/>
    </style:style>
    <style:style style:name="T1" style:family="text">
      <style:text-properties fo:font-size="14pt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officeooo:rsid="00190446" fo:background-color="transparent" loext:char-shading-value="0"/>
    </style:style>
    <style:style style:name="T4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02/Jun/21</text:p>
      <text:p text:style-name="P1"><text:line-break/><text:span text:style-name="T2">- </text:span><text:span text:style-name="T3">sibling node<text:line-break/>- degree node<text:line-break/>- sub<text:line-break/>-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2T08:50:00.493728048</dc:date>
    <meta:editing-duration>PT12M25S</meta:editing-duration>
    <meta:editing-cycles>1</meta:editing-cycles>
    <meta:document-statistic meta:table-count="0" meta:image-count="0" meta:object-count="0" meta:page-count="1" meta:paragraph-count="2" meta:word-count="11" meta:character-count="52" meta:non-whitespace-character-count="41"/>
    <meta:generator>LibreOffice/7.1.3.2$Linux_X86_64 LibreOffice_project/10$Build-2</meta:generator>
  </office:meta>
</office:document-meta>
</file>